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style="italic" style:font-style-asian="italic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Silné" style:family="text">
      <style:text-properties fo:font-weight="normal" style:font-weight-asian="normal"/>
    </style:style>
    <style:style style:name="T20" style:parent-style-name="Silné" style:family="text">
      <style:text-properties fo:font-weight="normal" style:font-weight-asian="normal"/>
    </style:style>
    <style:style style:name="T21" style:parent-style-name="Silné" style:family="text">
      <style:text-properties fo:font-weight="normal" style:font-weight-asian="normal"/>
    </style:style>
    <style:style style:name="T22" style:parent-style-name="Silné" style:family="text">
      <style:text-properties fo:font-weight="normal" style:font-weight-asian="normal"/>
    </style:style>
    <style:style style:name="P23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8/2023<text:bookmark-end text:name="Text14"/></text:p>
            <text:p text:style-name="Normální">KVOP-22177/2023<text:bookmark-end text:name="Text2"/></text:p>
            <text:p text:style-name="Normální"><text:bookmark-start text:name="Text6"/>12. 06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Ing. D<text:bookmark-end text:name="Text9"/>. B.</text:p>
            <text:p text:style-name="Normální"/>
            <text:p text:style-name="Normální"/>
            <text:p text:style-name="Normální"/>
            <text:p text:style-name="Normální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inženýre,</text:p>
      <text:p text:style-name="Základnítext">dne 6. června 2023 byla do Kanceláře veřejného ochránce práv doručena Vaše žádost podle zákona o svobodném přístupu k informacím.</text:p>
      <text:p text:style-name="Základnítext">Požádal jste o sdělení informace<text:span text:style-name="T17"><text:s/>„Proč veřejný ochránce práv sděluje občanům České republiky, aby se při dovolávání svých práv obraceli na soudní moc, když soudy České republik</text:span><text:span text:style-name="T18">y v rámci své rozhodovací činnosti používají propracovaný systém k obelhávání občanů?“.</text:span></text:p>
      <text:p text:style-name="Základnítext">K Vaší žádosti<text:s/><text:span text:style-name="T19">uvádím následující. Konkrétně nespecifikujete, v jaké souvislosti veřejný ochránce práv sděluje občanům, aby se při dovolávání svých práv obraceli na sou</text:span><text:span text:style-name="T20">dní moc. Mám však za to, že pro odpověď není tato informace podstatná. Takové doporučení totiž může být v konkrétním případě standardní formou poskytnutí pomoci, tj. radou, jak se lidé mohou domoci svých práv.</text:span></text:p>
      <text:p text:style-name="Základnítext"><text:span text:style-name="T21">Pokud tedy veřejný ochránce práv Vám nebo jiný</text:span><text:span text:style-name="T22">m adresátům sdělil, že se mohou svých práv domoci soudní cestou, pak to bylo z důvodu, že namítanou záležitost může rozhodnout právě soud, tj. věc nemůže posoudit či rozhodnout nikdo jiný.</text:span></text:p>
      <text:p text:style-name="Základnítext">S pozdravem</text:p>
      <text:p text:style-name="Základnítext"/>
      <text:p text:style-name="P23"/>
      <text:p text:style-name="podpis"/>
      <text:p text:style-name="podpis">JUDr. Pavel Pořízek, Ph.D. v. r.</text:p>
      <text:p text:style-name="podpis">vedoucí Kanceláře<text:s/>veřejného ochránce práv</text:p>
      <text:p text:style-name="podpis">(podepsáno elektronicky)</text:p>
      <text:p text:style-name="podpis"/>
      <text:p text:style-name="podpis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LMPY*</text:span></text:p>
        <text:p text:style-name="P12"><text:span text:style-name="T13">KVOPX00DLMPY</text:span>KVOPX00DLMPY</text:p>
        <text:p text:style-name="P14"/>
      </style:header>
      <style:footer>
        <text:p text:style-name="kontakt">Kancelář veřejného ochránce práv, Údolní 39, 602<text:s/>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6T11:19:00Z</meta:creation-date>
    <dc:date>2023-06-16T11:22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03" meta:character-count="1398" meta:row-count="14" meta:non-whitespace-character-count="1198"/>
  </office:meta>
</office:document-meta>
</file>